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9c89" officeooo:paragraph-rsid="00009c8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09c89" officeooo:paragraph-rsid="00009c89" style:font-size-asian="14pt" style:font-weight-asian="normal" style:font-size-complex="14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4pt" fo:font-weight="normal" officeooo:rsid="00009c89" officeooo:paragraph-rsid="00009c89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officeooo:paragraph-rsid="00009c89" style:font-size-asian="12pt" style:font-size-complex="12pt"/>
    </style:style>
    <style:style style:name="P5" style:family="paragraph" style:parent-style-name="Standard" style:list-style-name="L3">
      <style:paragraph-properties fo:margin-top="0.3cm" fo:margin-bottom="0cm" loext:contextual-spacing="false" fo:text-align="start" style:justify-single-word="false"/>
      <style:text-properties fo:font-size="12pt" officeooo:rsid="00009c89" officeooo:paragraph-rsid="00009c8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9c8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</text:p>
      <text:p text:style-name="P1"/>
      <text:list xml:id="list3321401581972623136" text:style-name="L3">
        <text:list-item>
          <text:p text:style-name="P3">Introduction</text:p>
          <text:list>
            <text:list-item>
              <text:p text:style-name="P4"><text:span text:style-name="T2">Purpose</text:span></text:p>
              <text:p text:style-name="P5"><text:span text:style-name="T1">The purpose of this document is to define the high-level requirements of the e-KOMIS system in terms of the needs of the end users</text:span></text:p>
            </text:list-item>
            <text:list-item>
              <text:p text:style-name="P5"><text:span text:style-name="T1">Scope</text:span></text:p>
              <text:p text:style-name="P5"><text:span text:style-name="T1">This Vision Document applies to the e-KOMIS system, which will be developed by Józefowicz &amp; Szukała development with help of Jakub Kowalczyk </text:span></text:p>
              <text:list>
                <text:list-item>
                  <text:list>
                    <text:list-header>
                      <text:p text:style-name="P3"/>
                    </text:list-header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6:18.243329318</meta:creation-date>
    <dc:date>2017-03-06T23:11:52.282263268</dc:date>
    <meta:editing-duration>PT4M18S</meta:editing-duration>
    <meta:editing-cycles>1</meta:editing-cycles>
    <meta:document-statistic meta:table-count="0" meta:image-count="0" meta:object-count="0" meta:page-count="1" meta:paragraph-count="6" meta:word-count="53" meta:character-count="311" meta:non-whitespace-character-count="266"/>
    <meta:generator>LibreOffice/5.1.6.2$Linux_X86_64 LibreOffice_project/10m0$Build-2</meta:generator>
  </office:meta>
</office:document-meta>
</file>